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599cm" table:align="left"/>
    </style:style>
    <style:style style:name="Tableau1.A" style:family="table-column">
      <style:table-column-properties style:column-width="8.599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6c67" officeooo:paragraph-rsid="000f6c67"/>
    </style:style>
    <style:style style:name="P2" style:family="paragraph" style:parent-style-name="Standard">
      <style:paragraph-properties fo:text-align="start" style:justify-single-word="false"/>
      <style:text-properties officeooo:rsid="000f6c67" officeooo:paragraph-rsid="000f6c67"/>
    </style:style>
    <style:style style:name="P3" style:family="paragraph" style:parent-style-name="Standard">
      <style:paragraph-properties fo:text-align="start" style:justify-single-word="false"/>
      <style:text-properties officeooo:paragraph-rsid="000f6c67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onsolas" fo:font-size="10pt" officeooo:rsid="000f6c67" officeooo:paragraph-rsid="001098d2" style:font-size-asian="10pt"/>
    </style:style>
    <style:style style:name="P5" style:family="paragraph" style:parent-style-name="Standard">
      <style:paragraph-properties fo:text-align="start" style:justify-single-word="false"/>
      <style:text-properties officeooo:rsid="000f6c67" officeooo:paragraph-rsid="000f6c67"/>
    </style:style>
    <style:style style:name="P6" style:family="paragraph" style:parent-style-name="Standard">
      <style:paragraph-properties fo:text-align="start" style:justify-single-word="false"/>
      <style:text-properties officeooo:rsid="00138be9" officeooo:paragraph-rsid="0014af71"/>
    </style:style>
    <style:style style:name="P7" style:family="paragraph" style:parent-style-name="Standard">
      <style:paragraph-properties fo:text-align="center" style:justify-single-word="false"/>
      <style:text-properties style:font-name="Arial Black" officeooo:rsid="000f6c67" officeooo:paragraph-rsid="000f6c67"/>
    </style:style>
    <style:style style:name="P8" style:family="paragraph" style:parent-style-name="Standard">
      <style:paragraph-properties fo:text-align="start" style:justify-single-word="false"/>
      <style:text-properties style:font-name="Arial Black" officeooo:rsid="000f6c67" officeooo:paragraph-rsid="000f6c67"/>
    </style:style>
    <style:style style:name="P9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officeooo:rsid="000f6c67" officeooo:paragraph-rsid="000f6c6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Consolas" fo:font-size="10pt" officeooo:paragraph-rsid="001098d2" style:font-size-asian="10pt"/>
    </style:style>
    <style:style style:name="P11" style:family="paragraph" style:parent-style-name="Standard" style:master-page-name="">
      <loext:graphic-properties draw:fill="none"/>
      <style:paragraph-properties fo:margin-left="0.199cm" fo:margin-right="0.199cm" fo:text-align="center" style:justify-single-word="false" fo:text-indent="0cm" style:auto-text-indent="false" style:page-number="auto" fo:background-color="transparent"/>
      <style:text-properties style:font-name="Arial Black" style:text-underline-style="solid" style:text-underline-width="auto" style:text-underline-color="font-color" officeooo:rsid="000e0e04" officeooo:paragraph-rsid="000e0e0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af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NUEL D’UTILISATION</text:p>
      <text:p text:style-name="P7"/>
      <text:p text:style-name="P9">application « Gestion des aliments »</text:p>
      <text:p text:style-name="P1"/>
      <text:p text:style-name="P8"><text:span text:style-name="T1">Présentation</text:span> :</text:p>
      <text:p text:style-name="P2"/>
      <text:p text:style-name="P2">Cette application permet de gérer les aliments dans la base Aliments. </text:p>
      <text:p text:style-name="P2">L’utilisateur peut :</text:p>
      <text:p text:style-name="P2">- lister les aliments contenus dans la base,</text:p>
      <text:p text:style-name="P2">- créer un nouvel aliment,</text:p>
      <text:p text:style-name="P2">- supprimer un aliment de la base.</text:p>
      <text:p text:style-name="P2"/>
      <text:p text:style-name="P2"/>
      <text:p text:style-name="P8"><text:span text:style-name="T1">Utilisation</text:span> :</text:p>
      <text:p text:style-name="P2"/>
      <text:p text:style-name="P2">L’application est lancé à partir d’Eclipse ou de l’invite de commande DOS. Le programme JAVA à exécuter est  : EvalJDBC.</text:p>
      <text:p text:style-name="P2"/>
      <text:p text:style-name="P2">Un menu est affiché et propose à l’utilisateur plusieurs options : lister les aliments, créer ou supprimer un aliment.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Menu Base aliments</text:p>
            <text:p text:style-name="P10">1 - Lister les aliments</text:p>
            <text:p text:style-name="P10">2 - Créer un aliment</text:p>
            <text:p text:style-name="P10">3 - Supprimer un aliment</text:p>
            <text:p text:style-name="P10">0 - FIN</text:p>
            <text:p text:style-name="P4">Veuillez sélectionner votre choix :</text:p>
          </table:table-cell>
        </table:table-row>
      </table:table>
      <text:p text:style-name="P2"/>
      <text:p text:style-name="P2">L’utilisateur fait un choix et le traitement correspondant est effectué. </text:p>
      <text:p text:style-name="P6">Des messages de confirmation de bonne exécution du traitement <text:span text:style-name="T2">ou des </text:span>messages d’erreurs sont affichés <text:span text:style-name="T2">en fonction du résultat</text:span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4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34:13.464000000</meta:creation-date>
    <dc:date>2018-03-20T12:20:42.654000000</dc:date>
    <meta:editing-duration>PT20M4S</meta:editing-duration>
    <meta:editing-cycles>5</meta:editing-cycles>
    <meta:generator>LibreOffice/5.4.1.2$Windows_X86_64 LibreOffice_project/ea7cb86e6eeb2bf3a5af73a8f7777ac570321527</meta:generator>
    <meta:document-statistic meta:table-count="1" meta:image-count="0" meta:object-count="0" meta:page-count="1" meta:paragraph-count="19" meta:word-count="140" meta:character-count="841" meta:non-whitespace-character-count="717"/>
  </office:meta>
</office:document-meta>
</file>